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Vrinda" svg:font-family="Vrinda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POTA QSO #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" fo:font-weight="bold" style:font-weight-asian="bold" style:font-weight-complex="bold"/>
    </style:style>
    <style:style style:name="T3" style:parent-style-name="DefaultParagraphFont" style:family="text">
      <style:text-properties style:font-name="Arial" fo:font-weight="bold" style:font-weight-asian="bold" style:font-weight-complex="bold"/>
    </style:style>
    <style:style style:name="P4" style:parent-style-name="Standard" style:family="paragraph">
      <style:text-properties style:font-name="Arial"/>
    </style:style>
    <style:style style:name="P5" style:parent-style-name="Standard" style:list-style-name="LFO1" style:family="paragraph">
      <style:text-properties style:font-name="Arial"/>
    </style:style>
    <style:style style:name="P6" style:parent-style-name="Standard" style:list-style-name="LFO1" style:family="paragraph">
      <style:text-properties style:font-name="Arial"/>
    </style:style>
    <style:style style:name="P7" style:parent-style-name="Standard" style:list-style-name="LFO1" style:family="paragraph">
      <style:text-properties style:font-name="Arial"/>
    </style:style>
    <style:style style:name="P8" style:parent-style-name="Standard" style:list-style-name="LFO1" style:family="paragraph">
      <style:text-properties style:font-name="Arial"/>
    </style:style>
    <style:style style:name="P9" style:parent-style-name="Standard" style:list-style-name="LFO1" style:family="paragraph">
      <style:text-properties style:font-name="Arial"/>
    </style:style>
    <style:style style:name="P10" style:parent-style-name="Standard" style:list-style-name="LFO1" style:family="paragraph">
      <style:text-properties style:font-name="Arial"/>
    </style:style>
    <style:style style:name="P11" style:parent-style-name="Standard" style:list-style-name="LFO1" style:family="paragraph">
      <style:text-properties style:font-name="Arial"/>
    </style:style>
    <style:style style:name="P12" style:parent-style-name="Standard" style:list-style-name="LFO1" style:family="paragraph">
      <style:text-properties style:font-name="Arial"/>
    </style:style>
    <style:style style:name="P13" style:parent-style-name="Standard" style:list-style-name="LFO1" style:family="paragraph">
      <style:text-properties style:font-name="Arial"/>
    </style:style>
    <style:style style:name="P14" style:parent-style-name="Standard" style:list-style-name="LFO1" style:family="paragraph">
      <style:text-properties style:font-name="Arial"/>
    </style:style>
    <style:style style:name="P15" style:parent-style-name="Standard" style:list-style-name="LFO1" style:family="paragraph">
      <style:text-properties style:font-name="Arial"/>
    </style:style>
    <style:style style:name="P16" style:parent-style-name="Standard" style:list-style-name="LFO1" style:family="paragraph">
      <style:text-properties style:font-name="Arial"/>
    </style:style>
    <style:style style:name="P17" style:parent-style-name="Standard" style:list-style-name="LFO1" style:family="paragraph">
      <style:text-properties style:font-name="Arial"/>
    </style:style>
    <style:style style:name="P18" style:parent-style-name="Standard" style:list-style-name="LFO1" style:family="paragraph">
      <style:text-properties style:font-name="Arial"/>
    </style:style>
    <style:style style:name="P19" style:parent-style-name="Standard" style:list-style-name="LFO1" style:family="paragraph">
      <style:text-properties style:font-name="Arial"/>
    </style:style>
    <style:style style:name="P20" style:parent-style-name="Standard" style:list-style-name="LFO1" style:family="paragraph">
      <style:text-properties style:font-name="Arial"/>
    </style:style>
    <style:style style:name="P21" style:parent-style-name="Standard" style:list-style-name="LFO1" style:family="paragraph">
      <style:text-properties style:font-name="Arial"/>
    </style:style>
    <style:style style:name="P22" style:parent-style-name="Standard" style:list-style-name="LFO1" style:family="paragraph">
      <style:text-properties style:font-name="Arial"/>
    </style:style>
    <style:style style:name="P23" style:parent-style-name="Standard" style:list-style-name="LFO1" style:family="paragraph">
      <style:text-properties style:font-name="Arial"/>
    </style:style>
    <style:style style:name="P24" style:parent-style-name="Standard" style:list-style-name="LFO1" style:family="paragraph">
      <style:text-properties style:font-name="Arial"/>
    </style:style>
    <style:style style:name="P25" style:parent-style-name="Standard" style:list-style-name="LFO1" style:family="paragraph">
      <style:text-properties style:font-name="Arial"/>
    </style:style>
    <style:style style:name="P26" style:parent-style-name="Standard" style:list-style-name="LFO1" style:family="paragraph">
      <style:text-properties style:font-name="Arial"/>
    </style:style>
    <style:style style:name="P27" style:parent-style-name="Standard" style:list-style-name="LFO1" style:family="paragraph">
      <style:text-properties style:font-name="Arial"/>
    </style:style>
    <style:style style:name="P28" style:parent-style-name="Standard" style:list-style-name="LFO1" style:family="paragraph">
      <style:text-properties style:font-name="Arial"/>
    </style:style>
    <style:style style:name="P29" style:parent-style-name="Standard" style:list-style-name="LFO1" style:family="paragraph">
      <style:text-properties style:font-name="Arial"/>
    </style:style>
    <style:style style:name="P30" style:parent-style-name="Standard" style:list-style-name="LFO1" style:family="paragraph">
      <style:text-properties style:font-name="Arial"/>
    </style:style>
    <style:style style:name="P31" style:parent-style-name="Standard" style:list-style-name="LFO1" style:family="paragraph">
      <style:text-properties style:font-name="Arial"/>
    </style:style>
    <style:style style:name="P32" style:parent-style-name="Standard" style:list-style-name="LFO1" style:family="paragraph">
      <style:text-properties style:font-name="Arial"/>
    </style:style>
    <style:style style:name="P33" style:parent-style-name="Standard" style:list-style-name="LFO1" style:family="paragraph">
      <style:text-properties style:font-name="Arial"/>
    </style:style>
    <style:style style:name="P34" style:parent-style-name="Standard" style:list-style-name="LFO1" style:family="paragraph">
      <style:text-properties style:font-name="Arial"/>
    </style:style>
    <style:style style:name="P35" style:parent-style-name="Standard" style:list-style-name="LFO1" style:family="paragraph">
      <style:text-properties style:font-name="Arial"/>
    </style:style>
    <style:style style:name="P36" style:parent-style-name="Standard" style:list-style-name="LFO1" style:family="paragraph">
      <style:text-properties style:font-name="Arial"/>
    </style:style>
    <style:style style:name="P37" style:parent-style-name="Standard" style:list-style-name="LFO1" style:family="paragraph">
      <style:text-properties style:font-name="Arial"/>
    </style:style>
    <style:style style:name="P38" style:parent-style-name="Standard" style:list-style-name="LFO1" style:family="paragraph">
      <style:text-properties style:font-name="Arial"/>
    </style:style>
    <style:style style:name="P39" style:parent-style-name="Standard" style:list-style-name="LFO1" style:family="paragraph">
      <style:text-properties style:font-name="Arial"/>
    </style:style>
    <style:style style:name="P40" style:parent-style-name="Standard" style:list-style-name="LFO1" style:family="paragraph">
      <style:text-properties style:font-name="Arial"/>
    </style:style>
    <style:style style:name="P41" style:parent-style-name="Standard" style:list-style-name="LFO1" style:family="paragraph">
      <style:text-properties style:font-name="Arial"/>
    </style:style>
    <style:style style:name="P42" style:parent-style-name="Standard" style:list-style-name="LFO1" style:family="paragraph">
      <style:text-properties style:font-name="Arial"/>
    </style:style>
    <style:style style:name="P43" style:parent-style-name="Standard" style:list-style-name="LFO1" style:family="paragraph">
      <style:text-properties style:font-name="Arial"/>
    </style:style>
    <style:style style:name="P44" style:parent-style-name="Standard" style:list-style-name="LFO1" style:family="paragraph">
      <style:text-properties style:font-name="Arial"/>
    </style:style>
    <style:style style:name="P45" style:parent-style-name="Standard" style:list-style-name="LFO1" style:family="paragraph">
      <style:text-properties style:font-name="Arial"/>
    </style:style>
    <style:style style:name="P46" style:parent-style-name="Standard" style:list-style-name="LFO1" style:family="paragraph">
      <style:text-properties style:font-name="Arial"/>
    </style:style>
    <style:style style:name="P47" style:parent-style-name="Standard" style:list-style-name="LFO1" style:family="paragraph">
      <style:text-properties style:font-name="Arial"/>
    </style:style>
    <style:style style:name="P48" style:parent-style-name="Standard" style:list-style-name="LFO1" style:family="paragraph">
      <style:text-properties style:font-name="Arial"/>
    </style:style>
    <style:style style:name="P49" style:parent-style-name="Normal" style:family="paragraph">
      <style:paragraph-properties fo:break-before="page"/>
    </style:style>
    <style:style style:name="P50" style:parent-style-name="Standard" style:list-style-name="LFO1" style:family="paragraph">
      <style:text-properties style:font-name="Arial"/>
    </style:style>
    <style:style style:name="P51" style:parent-style-name="Standard" style:list-style-name="LFO1" style:family="paragraph">
      <style:text-properties style:font-name="Arial"/>
    </style:style>
    <style:style style:name="P52" style:parent-style-name="Standard" style:list-style-name="LFO1" style:family="paragraph">
      <style:text-properties style:font-name="Arial"/>
    </style:style>
    <style:style style:name="P53" style:parent-style-name="Standard" style:list-style-name="LFO1" style:family="paragraph">
      <style:text-properties style:font-name="Arial"/>
    </style:style>
    <style:style style:name="P54" style:parent-style-name="Standard" style:list-style-name="LFO1" style:family="paragraph">
      <style:text-properties style:font-name="Arial"/>
    </style:style>
    <style:style style:name="P55" style:parent-style-name="Standard" style:list-style-name="LFO1" style:family="paragraph">
      <style:text-properties style:font-name="Arial"/>
    </style:style>
    <style:style style:name="P56" style:parent-style-name="Standard" style:list-style-name="LFO1" style:family="paragraph">
      <style:text-properties style:font-name="Arial"/>
    </style:style>
    <style:style style:name="P57" style:parent-style-name="Standard" style:list-style-name="LFO1" style:family="paragraph">
      <style:text-properties style:font-name="Arial"/>
    </style:style>
    <style:style style:name="P58" style:parent-style-name="Standard" style:list-style-name="LFO1" style:family="paragraph">
      <style:text-properties style:font-name="Arial"/>
    </style:style>
    <style:style style:name="P59" style:parent-style-name="Standard" style:list-style-name="LFO1" style:family="paragraph">
      <style:text-properties style:font-name="Arial"/>
    </style:style>
    <style:style style:name="P60" style:parent-style-name="Standard" style:list-style-name="LFO1" style:family="paragraph">
      <style:text-properties style:font-name="Arial"/>
    </style:style>
    <style:style style:name="P61" style:parent-style-name="Standard" style:list-style-name="LFO1" style:family="paragraph">
      <style:text-properties style:font-name="Arial"/>
    </style:style>
    <style:style style:name="P62" style:parent-style-name="Standard" style:list-style-name="LFO1" style:family="paragraph">
      <style:text-properties style:font-name="Arial"/>
    </style:style>
    <style:style style:name="P63" style:parent-style-name="Standard" style:list-style-name="LFO1" style:family="paragraph">
      <style:text-properties style:font-name="Arial"/>
    </style:style>
    <style:style style:name="P64" style:parent-style-name="Standard" style:list-style-name="LFO1" style:family="paragraph">
      <style:text-properties style:font-name="Arial"/>
    </style:style>
    <style:style style:name="P65" style:parent-style-name="Standard" style:list-style-name="LFO1" style:family="paragraph">
      <style:text-properties style:font-name="Arial"/>
    </style:style>
    <style:style style:name="P66" style:parent-style-name="Standard" style:list-style-name="LFO1" style:family="paragraph">
      <style:text-properties style:font-name="Arial"/>
    </style:style>
    <style:style style:name="P67" style:parent-style-name="Standard" style:list-style-name="LFO1" style:family="paragraph">
      <style:text-properties style:font-name="Arial"/>
    </style:style>
    <style:style style:name="P68" style:parent-style-name="Standard" style:list-style-name="LFO1" style:family="paragraph">
      <style:text-properties style:font-name="Arial"/>
    </style:style>
    <style:style style:name="P69" style:parent-style-name="Standard" style:list-style-name="LFO1" style:family="paragraph">
      <style:text-properties style:font-name="Arial"/>
    </style:style>
    <style:style style:name="P70" style:parent-style-name="Standard" style:list-style-name="LFO1" style:family="paragraph">
      <style:text-properties style:font-name="Arial"/>
    </style:style>
    <style:style style:name="P71" style:parent-style-name="Standard" style:list-style-name="LFO1" style:family="paragraph">
      <style:text-properties style:font-name="Arial"/>
    </style:style>
    <style:style style:name="P72" style:parent-style-name="Standard" style:list-style-name="LFO1" style:family="paragraph">
      <style:text-properties style:font-name="Arial"/>
    </style:style>
    <style:style style:name="P73" style:parent-style-name="Standard" style:list-style-name="LFO1" style:family="paragraph">
      <style:text-properties style:font-name="Arial"/>
    </style:style>
    <style:style style:name="P74" style:parent-style-name="Standard" style:list-style-name="LFO1" style:family="paragraph">
      <style:text-properties style:font-name="Arial"/>
    </style:style>
    <style:style style:name="P75" style:parent-style-name="Standard" style:list-style-name="LFO1" style:family="paragraph">
      <style:text-properties style:font-name="Arial"/>
    </style:style>
    <style:style style:name="P76" style:parent-style-name="Standard" style:list-style-name="LFO1" style:family="paragraph">
      <style:text-properties style:font-name="Arial"/>
    </style:style>
    <style:style style:name="P77" style:parent-style-name="Standard" style:list-style-name="LFO1" style:family="paragraph">
      <style:text-properties style:font-name="Arial"/>
    </style:style>
    <style:style style:name="P78" style:parent-style-name="Standard" style:list-style-name="LFO1" style:family="paragraph">
      <style:text-properties style:font-name="Arial"/>
    </style:style>
    <style:style style:name="P79" style:parent-style-name="Standard" style:list-style-name="LFO1" style:family="paragraph">
      <style:text-properties style:font-name="Arial"/>
    </style:style>
    <style:style style:name="P80" style:parent-style-name="Standard" style:list-style-name="LFO1" style:family="paragraph">
      <style:text-properties style:font-name="Arial"/>
    </style:style>
    <style:style style:name="P81" style:parent-style-name="Standard" style:list-style-name="LFO1" style:family="paragraph">
      <style:text-properties style:font-name="Arial"/>
    </style:style>
    <style:style style:name="P82" style:parent-style-name="Standard" style:list-style-name="LFO1" style:family="paragraph">
      <style:text-properties style:font-name="Arial"/>
    </style:style>
    <style:style style:name="P83" style:parent-style-name="Standard" style:list-style-name="LFO1" style:family="paragraph">
      <style:text-properties style:font-name="Arial"/>
    </style:style>
    <style:style style:name="P84" style:parent-style-name="Standard" style:list-style-name="LFO1" style:family="paragraph">
      <style:text-properties style:font-name="Arial"/>
    </style:style>
    <style:style style:name="P85" style:parent-style-name="Standard" style:list-style-name="LFO1" style:family="paragraph">
      <style:text-properties style:font-name="Arial"/>
    </style:style>
    <style:style style:name="P86" style:parent-style-name="Standard" style:list-style-name="LFO1" style:family="paragraph">
      <style:text-properties style:font-name="Arial"/>
    </style:style>
    <style:style style:name="P87" style:parent-style-name="Standard" style:list-style-name="LFO1" style:family="paragraph">
      <style:text-properties style:font-name="Arial"/>
    </style:style>
    <style:style style:name="P88" style:parent-style-name="Standard" style:list-style-name="LFO1" style:family="paragraph">
      <style:text-properties style:font-name="Arial"/>
    </style:style>
    <style:style style:name="P89" style:parent-style-name="Standard" style:list-style-name="LFO1" style:family="paragraph">
      <style:text-properties style:font-name="Arial"/>
    </style:style>
    <style:style style:name="P90" style:parent-style-name="Standard" style:list-style-name="LFO1" style:family="paragraph">
      <style:text-properties style:font-name="Arial"/>
    </style:style>
    <style:style style:name="P91" style:parent-style-name="Standard" style:list-style-name="LFO1" style:family="paragraph">
      <style:text-properties style:font-name="Arial"/>
    </style:style>
    <style:style style:name="P92" style:parent-style-name="Standard" style:list-style-name="LFO1" style:family="paragraph">
      <style:text-properties style:font-name="Arial"/>
    </style:style>
    <style:style style:name="P93" style:parent-style-name="Standard" style:list-style-name="LFO1" style:family="paragraph">
      <style:text-properties style:font-name="Arial"/>
    </style:style>
    <style:style style:name="P94" style:parent-style-name="Standard" style:list-style-name="LFO1" style:family="paragraph">
      <style:text-properties style:font-name="Arial"/>
    </style:style>
    <style:style style:name="P95" style:parent-style-name="Standard" style:list-style-name="LFO1" style:family="paragraph">
      <style:text-properties style:font-name="Arial"/>
    </style:style>
    <style:style style:name="P96" style:parent-style-name="Standard" style:list-style-name="LFO1" style:family="paragraph">
      <style:text-properties style:font-name="Arial"/>
    </style:style>
    <style:style style:name="P97" style:parent-style-name="Standard" style:list-style-name="LFO1" style:family="paragraph">
      <style:text-properties style:font-name="Arial"/>
    </style:style>
    <style:style style:name="P98" style:parent-style-name="Standard" style:list-style-name="LFO1" style:family="paragraph">
      <style:text-properties style:font-name="Arial"/>
    </style:style>
    <style:style style:name="P99" style:parent-style-name="Standard" style:list-style-name="LFO1" style:family="paragraph">
      <style:text-properties style:font-name="Arial"/>
    </style:style>
    <style:style style:name="P100" style:parent-style-name="Standard" style:list-style-name="LFO1" style:family="paragraph">
      <style:text-properties style:font-name="Arial"/>
    </style:style>
    <style:style style:name="P101" style:parent-style-name="Standard" style:list-style-name="LFO1" style:family="paragraph">
      <style:text-properties style:font-name="Arial"/>
    </style:style>
    <style:style style:name="P102" style:parent-style-name="Standard" style:list-style-name="LFO1" style:family="paragraph">
      <style:text-properties style:font-name="Arial"/>
    </style:style>
    <style:style style:name="P103" style:parent-style-name="Standard" style:list-style-name="LFO1" style:family="paragraph">
      <style:text-properties style:font-name="Arial"/>
    </style:style>
    <style:style style:name="P104" style:parent-style-name="Standard" style:list-style-name="LFO1" style:family="paragraph">
      <style:text-properties style:font-name="Arial"/>
    </style:style>
    <style:style style:name="P105" style:parent-style-name="Standard" style:list-style-name="LFO1" style:family="paragraph">
      <style:text-properties style:font-name="Arial"/>
    </style:style>
    <style:style style:name="P106" style:parent-style-name="Standard" style:list-style-name="LFO1" style:family="paragraph">
      <style:text-properties style:font-name="Arial"/>
    </style:style>
    <style:style style:name="P107" style:parent-style-name="Standard" style:list-style-name="LFO1" style:family="paragraph">
      <style:text-properties style:font-name="Arial"/>
    </style:style>
    <style:style style:name="P108" style:parent-style-name="Standard" style:list-style-name="LFO1" style:family="paragraph">
      <style:text-properties style:font-name="Arial"/>
    </style:style>
    <style:style style:name="P109" style:parent-style-name="Standard" style:list-style-name="LFO1" style:family="paragraph">
      <style:text-properties style:font-name="Arial"/>
    </style:style>
    <style:style style:name="P110" style:parent-style-name="Standard" style:list-style-name="LFO1" style:family="paragraph">
      <style:text-properties style:font-name="Arial"/>
    </style:style>
    <style:style style:name="P111" style:parent-style-name="Standard" style:list-style-name="LFO1" style:family="paragraph">
      <style:text-properties style:font-name="Arial"/>
    </style:style>
    <style:style style:name="P112" style:parent-style-name="Standard" style:list-style-name="LFO1" style:family="paragraph">
      <style:text-properties style:font-name="Arial"/>
    </style:style>
    <style:style style:name="P113" style:parent-style-name="Standard" style:list-style-name="LFO1" style:family="paragraph">
      <style:text-properties style:font-name="Arial"/>
    </style:style>
    <style:style style:name="P114" style:parent-style-name="Standard" style:list-style-name="LFO1" style:family="paragraph">
      <style:text-properties style:font-name="Arial"/>
    </style:style>
    <style:style style:name="P115" style:parent-style-name="Standard" style:list-style-name="LFO1" style:family="paragraph">
      <style:text-properties style:font-name="Arial"/>
    </style:style>
    <style:style style:name="P116" style:parent-style-name="Standard" style:list-style-name="LFO1" style:family="paragraph">
      <style:text-properties style:font-name="Arial"/>
    </style:style>
    <style:style style:name="P117" style:parent-style-name="Standard" style:list-style-name="LFO1" style:family="paragraph">
      <style:text-properties style:font-name="Arial"/>
    </style:style>
    <style:style style:name="P118" style:parent-style-name="Standard" style:list-style-name="LFO1" style:family="paragraph">
      <style:text-properties style:font-name="Arial"/>
    </style:style>
    <style:style style:name="P119" style:parent-style-name="Standard" style:list-style-name="LFO1" style:family="paragraph">
      <style:text-properties style:font-name="Arial"/>
    </style:style>
    <style:style style:name="P120" style:parent-style-name="Standard" style:list-style-name="LFO1" style:family="paragraph">
      <style:text-properties style:font-name="Arial"/>
    </style:style>
    <style:style style:name="P121" style:parent-style-name="Standard" style:list-style-name="LFO1" style:family="paragraph">
      <style:text-properties style:font-name="Arial"/>
    </style:style>
    <style:style style:name="P122" style:parent-style-name="Standard" style:list-style-name="LFO1" style:family="paragraph">
      <style:text-properties style:font-name="Arial"/>
    </style:style>
    <style:style style:name="P123" style:parent-style-name="Standard" style:list-style-name="LFO1" style:family="paragraph">
      <style:text-properties style:font-name="Arial"/>
    </style:style>
    <style:style style:name="P124" style:parent-style-name="Standard" style:list-style-name="LFO1" style:family="paragraph">
      <style:text-properties style:font-name="Arial"/>
    </style:style>
    <style:style style:name="P125" style:parent-style-name="Standard" style:list-style-name="LFO1" style:family="paragraph">
      <style:text-properties style:font-name="Arial"/>
    </style:style>
    <style:style style:name="P126" style:parent-style-name="Standard" style:list-style-name="LFO1" style:family="paragraph">
      <style:text-properties style:font-name="Arial"/>
    </style:style>
    <style:style style:name="P127" style:parent-style-name="Standard" style:list-style-name="LFO1" style:family="paragraph">
      <style:text-properties style:font-name="Arial"/>
    </style:style>
    <style:style style:name="P128" style:parent-style-name="Standard" style:list-style-name="LFO1" style:family="paragraph">
      <style:text-properties style:font-name="Arial"/>
    </style:style>
    <style:style style:name="P129" style:parent-style-name="Standard" style:list-style-name="LFO1" style:family="paragraph">
      <style:text-properties style:font-name="Arial"/>
    </style:style>
    <style:style style:name="P130" style:parent-style-name="Standard" style:list-style-name="LFO1" style:family="paragraph">
      <style:text-properties style:font-name="Arial"/>
    </style:style>
    <style:style style:name="P131" style:parent-style-name="Standard" style:list-style-name="LFO1" style:family="paragraph">
      <style:text-properties style:font-name="Arial"/>
    </style:style>
    <style:style style:name="P132" style:parent-style-name="Standard" style:list-style-name="LFO1" style:family="paragraph">
      <style:text-properties style:font-name="Arial"/>
    </style:style>
    <style:style style:name="P133" style:parent-style-name="Standard" style:list-style-name="LFO1" style:family="paragraph">
      <style:text-properties style:font-name="Arial"/>
    </style:style>
    <style:style style:name="P134" style:parent-style-name="Standard" style:list-style-name="LFO1" style:family="paragraph">
      <style:text-properties style:font-name="Arial"/>
    </style:style>
    <style:style style:name="P135" style:parent-style-name="Standard" style:list-style-name="LFO1" style:family="paragraph">
      <style:text-properties style:font-name="Arial"/>
    </style:style>
    <style:style style:name="P136" style:parent-style-name="Standard" style:list-style-name="LFO1" style:family="paragraph">
      <style:text-properties style:font-name="Arial"/>
    </style:style>
    <style:style style:name="P137" style:parent-style-name="Standard" style:list-style-name="LFO1" style:family="paragraph">
      <style:text-properties style:font-name="Arial"/>
    </style:style>
    <style:style style:name="P138" style:parent-style-name="Standard" style:list-style-name="LFO1" style:family="paragraph">
      <style:text-properties style:font-name="Arial"/>
    </style:style>
    <style:style style:name="P139" style:parent-style-name="Standard" style:list-style-name="LFO1" style:family="paragraph">
      <style:text-properties style:font-name="Arial"/>
    </style:style>
    <style:style style:name="P140" style:parent-style-name="Standard" style:list-style-name="LFO1" style:family="paragraph">
      <style:text-properties style:font-name="Arial"/>
    </style:style>
    <style:style style:name="P141" style:parent-style-name="Standard" style:list-style-name="LFO1" style:family="paragraph">
      <style:text-properties style:font-name="Arial"/>
    </style:style>
    <style:style style:name="P142" style:parent-style-name="Standard" style:list-style-name="LFO1" style:family="paragraph">
      <style:text-properties style:font-name="Arial"/>
    </style:style>
    <style:style style:name="P143" style:parent-style-name="Standard" style:list-style-name="LFO1" style:family="paragraph">
      <style:text-properties style:font-name="Arial"/>
    </style:style>
    <style:style style:name="P144" style:parent-style-name="Standard" style:list-style-name="LFO1" style:family="paragraph">
      <style:text-properties style:font-name="Arial"/>
    </style:style>
    <style:style style:name="P145" style:parent-style-name="Standard" style:list-style-name="LFO1" style:family="paragraph">
      <style:text-properties style:font-name="Arial"/>
    </style:style>
    <style:style style:name="P146" style:parent-style-name="Standard" style:list-style-name="LFO1" style:family="paragraph">
      <style:text-properties style:font-name="Arial"/>
    </style:style>
    <style:style style:name="P147" style:parent-style-name="Standard" style:list-style-name="LFO1" style:family="paragraph">
      <style:text-properties style:font-name="Arial"/>
    </style:style>
    <style:style style:name="P148" style:parent-style-name="Standard" style:list-style-name="LFO1" style:family="paragraph">
      <style:text-properties style:font-name="Arial"/>
    </style:style>
    <style:style style:name="P149" style:parent-style-name="Standard" style:list-style-name="LFO1" style:family="paragraph">
      <style:text-properties style:font-name="Arial"/>
    </style:style>
    <style:style style:name="P150" style:parent-style-name="Standard" style:list-style-name="LFO1" style:family="paragraph">
      <style:text-properties style:font-name="Arial"/>
    </style:style>
    <style:style style:name="P151" style:parent-style-name="Standard" style:list-style-name="LFO1" style:family="paragraph">
      <style:text-properties style:font-name="Arial"/>
    </style:style>
    <style:style style:name="P152" style:parent-style-name="Standard" style:list-style-name="LFO1" style:family="paragraph">
      <style:text-properties style:font-name="Arial"/>
    </style:style>
    <style:style style:name="P153" style:parent-style-name="Standard" style:list-style-name="LFO1" style:family="paragraph">
      <style:text-properties style:font-name="Arial"/>
    </style:style>
    <style:style style:name="P154" style:parent-style-name="Standard" style:list-style-name="LFO1" style:family="paragraph">
      <style:text-properties style:font-name="Arial"/>
    </style:style>
    <style:style style:name="P155" style:parent-style-name="Standard" style:list-style-name="LFO1" style:family="paragraph">
      <style:text-properties style:font-name="Arial"/>
    </style:style>
    <style:style style:name="P156" style:parent-style-name="Standard" style:list-style-name="LFO1" style:family="paragraph">
      <style:text-properties style:font-name="Arial"/>
    </style:style>
    <style:style style:name="P157" style:parent-style-name="Standard" style:list-style-name="LFO1" style:family="paragraph">
      <style:text-properties style:font-name="Arial"/>
    </style:style>
    <style:style style:name="P158" style:parent-style-name="Standard" style:list-style-name="LFO1" style:family="paragraph">
      <style:text-properties style:font-name="Arial"/>
    </style:style>
    <style:style style:name="P159" style:parent-style-name="Standard" style:list-style-name="LFO1" style:family="paragraph">
      <style:text-properties style:font-name="Arial"/>
    </style:style>
    <style:style style:name="P160" style:parent-style-name="Standard" style:list-style-name="LFO1" style:family="paragraph">
      <style:text-properties style:font-name="Arial"/>
    </style:style>
    <style:style style:name="P161" style:parent-style-name="Standard" style:list-style-name="LFO1" style:family="paragraph">
      <style:text-properties style:font-name="Arial"/>
    </style:style>
    <style:style style:name="P162" style:parent-style-name="Standard" style:list-style-name="LFO1" style:family="paragraph">
      <style:text-properties style:font-name="Arial"/>
    </style:style>
    <style:style style:name="P163" style:parent-style-name="Standard" style:list-style-name="LFO1" style:family="paragraph">
      <style:text-properties style:font-name="Arial"/>
    </style:style>
    <style:style style:name="P164" style:parent-style-name="Standard" style:list-style-name="LFO1" style:family="paragraph">
      <style:text-properties style:font-name="Arial"/>
    </style:style>
    <style:style style:name="P165" style:parent-style-name="Standard" style:list-style-name="LFO1" style:family="paragraph">
      <style:text-properties style:font-name="Arial"/>
    </style:style>
    <style:style style:name="P166" style:parent-style-name="Standard" style:list-style-name="LFO1" style:family="paragraph">
      <style:text-properties style:font-name="Arial"/>
    </style:style>
    <style:style style:name="P167" style:parent-style-name="Standard" style:list-style-name="LFO1" style:family="paragraph">
      <style:text-properties style:font-name="Arial"/>
    </style:style>
    <style:style style:name="P168" style:parent-style-name="Standard" style:list-style-name="LFO1" style:family="paragraph">
      <style:text-properties style:font-name="Arial"/>
    </style:style>
    <style:style style:name="P169" style:parent-style-name="Standard" style:list-style-name="LFO1" style:family="paragraph">
      <style:text-properties style:font-name="Arial"/>
    </style:style>
    <style:style style:name="P170" style:parent-style-name="Standard" style:list-style-name="LFO1" style:family="paragraph">
      <style:text-properties style:font-name="Arial"/>
    </style:style>
    <style:style style:name="P171" style:parent-style-name="Standard" style:list-style-name="LFO1" style:family="paragraph">
      <style:text-properties style:font-name="Arial"/>
    </style:style>
    <style:style style:name="P172" style:parent-style-name="Standard" style:list-style-name="LFO1" style:family="paragraph">
      <style:text-properties style:font-name="Arial"/>
    </style:style>
    <style:style style:name="P173" style:parent-style-name="Standard" style:list-style-name="LFO1" style:family="paragraph">
      <style:text-properties style:font-name="Arial"/>
    </style:style>
    <style:style style:name="P174" style:parent-style-name="Standard" style:list-style-name="LFO1" style:family="paragraph">
      <style:text-properties style:font-name="Arial"/>
    </style:style>
    <style:style style:name="P175" style:parent-style-name="Standard" style:list-style-name="LFO1" style:family="paragraph">
      <style:text-properties style:font-name="Arial"/>
    </style:style>
    <style:style style:name="P176" style:parent-style-name="Standard" style:list-style-name="LFO1" style:family="paragraph">
      <style:text-properties style:font-name="Arial"/>
    </style:style>
    <style:style style:name="P177" style:parent-style-name="Standard" style:list-style-name="LFO1" style:family="paragraph">
      <style:text-properties style:font-name="Arial"/>
    </style:style>
    <style:style style:name="P178" style:parent-style-name="Standard" style:list-style-name="LFO1" style:family="paragraph">
      <style:text-properties style:font-name="Arial"/>
    </style:style>
    <style:style style:name="P179" style:parent-style-name="Standard" style:list-style-name="LFO1" style:family="paragraph">
      <style:text-properties style:font-name="Arial"/>
    </style:style>
    <style:style style:name="P180" style:parent-style-name="Standard" style:list-style-name="LFO1" style:family="paragraph">
      <style:text-properties style:font-name="Arial"/>
    </style:style>
    <style:style style:name="P181" style:parent-style-name="Standard" style:list-style-name="LFO1" style:family="paragraph">
      <style:text-properties style:font-name="Arial"/>
    </style:style>
    <style:style style:name="P182" style:parent-style-name="Standard" style:list-style-name="LFO1" style:family="paragraph">
      <style:text-properties style:font-name="Arial"/>
    </style:style>
    <style:style style:name="P183" style:parent-style-name="Standard" style:list-style-name="LFO1" style:family="paragraph">
      <style:text-properties style:font-name="Arial"/>
    </style:style>
    <style:style style:name="P184" style:parent-style-name="Standard" style:list-style-name="LFO1" style:family="paragraph">
      <style:text-properties style:font-name="Arial"/>
    </style:style>
    <style:style style:name="P185" style:parent-style-name="Standard" style:list-style-name="LFO1" style:family="paragraph">
      <style:text-properties style:font-name="Arial"/>
    </style:style>
    <style:style style:name="P186" style:parent-style-name="Standard" style:list-style-name="LFO1" style:family="paragraph">
      <style:text-properties style:font-name="Arial"/>
    </style:style>
    <style:style style:name="P187" style:parent-style-name="Standard" style:list-style-name="LFO1" style:family="paragraph">
      <style:text-properties style:font-name="Arial"/>
    </style:style>
    <style:style style:name="P188" style:parent-style-name="Standard" style:list-style-name="LFO1" style:family="paragraph">
      <style:text-properties style:font-name="Arial"/>
    </style:style>
    <style:style style:name="P189" style:parent-style-name="Standard" style:list-style-name="LFO1" style:family="paragraph">
      <style:text-properties style:font-name="Arial"/>
    </style:style>
    <style:style style:name="P190" style:parent-style-name="Standard" style:list-style-name="LFO1" style:family="paragraph">
      <style:text-properties style:font-name="Arial"/>
    </style:style>
    <style:style style:name="P191" style:parent-style-name="Standard" style:list-style-name="LFO1" style:family="paragraph">
      <style:text-properties style:font-name="Arial"/>
    </style:style>
    <style:style style:name="P192" style:parent-style-name="Standard" style:list-style-name="LFO1" style:family="paragraph">
      <style:text-properties style:font-name="Arial"/>
    </style:style>
    <style:style style:name="P193" style:parent-style-name="Standard" style:family="paragraph">
      <style:text-properties style:font-name="Arial"/>
    </style:style>
    <style:style style:name="P194" style:parent-style-name="Normal" style:family="paragraph">
      <style:paragraph-properties fo:break-before="page"/>
    </style:style>
    <style:style style:name="P195" style:parent-style-name="Standard" style:family="paragraph">
      <style:text-properties style:font-name="Arial"/>
    </style:style>
    <style:style style:name="T196" style:parent-style-name="DefaultParagraphFont" style:family="text">
      <style:text-properties style:font-name="Arial"/>
    </style:style>
    <style:style style:name="T197" style:parent-style-name="DefaultParagraphFont" style:family="text">
      <style:text-properties style:font-name="Arial"/>
    </style:style>
    <style:style style:name="T198" style:parent-style-name="DefaultParagraphFont" style:family="text">
      <style:text-properties style:font-name="Arial" fo:font-weight="bold" style:font-weight-asian="bold" style:font-weight-complex="bold"/>
    </style:style>
    <style:style style:name="P199" style:parent-style-name="Standard" style:family="paragraph">
      <style:text-properties style:font-name="Arial"/>
    </style:style>
    <style:style style:name="P200" style:parent-style-name="Standard" style:family="paragraph">
      <style:text-properties style:font-name="Arial"/>
    </style:style>
    <style:style style:name="P201" style:parent-style-name="Standard" style:family="paragraph">
      <style:text-properties style:font-name="Arial"/>
    </style:style>
    <style:style style:name="P202" style:parent-style-name="Standard" style:family="paragraph">
      <style:text-properties style:font-name="Arial"/>
    </style:style>
    <style:style style:name="P203" style:parent-style-name="Standard" style:family="paragraph">
      <style:text-properties style:font-name="Arial"/>
    </style:style>
    <style:style style:name="P204" style:parent-style-name="Standard" style:family="paragraph">
      <style:text-properties style:font-name="Arial"/>
    </style:style>
    <style:style style:name="P205" style:parent-style-name="Standard" style:family="paragraph">
      <style:text-properties style:font-name="Arial"/>
    </style:style>
    <style:style style:name="P206" style:parent-style-name="Standard" style:family="paragraph">
      <style:text-properties style:font-name="Arial"/>
    </style:style>
    <style:style style:name="P207" style:parent-style-name="Standard" style:family="paragraph">
      <style:text-properties style:font-name="Arial"/>
    </style:style>
    <style:style style:name="P208" style:parent-style-name="Standard" style:family="paragraph">
      <style:text-properties style:font-name="Arial"/>
    </style:style>
    <style:style style:name="P209" style:parent-style-name="Standard" style:family="paragraph">
      <style:text-properties style:font-name="Arial"/>
    </style:style>
  </office:automatic-styles>
  <office:body>
    <office:text text:use-soft-page-breaks="true">
      <text:p text:style-name="P1"><text:span text:style-name="T2">E</text:span><text:span text:style-name="T3">xample POTA QSOs</text:span></text:p>
      <text:p text:style-name="P4"/>
      <text:list text:style-name="LFO1" text:continue-numbering="true">
        <text:list-item>
          <text:p text:style-name="P5">(Typical exchange)</text:p>
          <text:list text:continue-numbering="true">
            <text:list-item>
              <text:p text:style-name="P6">CQ CQ POTA DE [ACS] [ACS]</text:p>
            </text:list-item>
            <text:list-item>
              <text:p text:style-name="P7">[HCS]</text:p>
            </text:list-item>
            <text:list-item>
              <text:p text:style-name="P8">[HCS] TU ES [Greeting] UR 55N 55N BK</text:p>
            </text:list-item>
            <text:list-item>
              <text:p text:style-name="P9">BK R R TU UR 57N 57N [HS] [HS] BK</text:p>
            </text:list-item>
            <text:list-item>
              <text:p text:style-name="P10">BK TU [HS] ES 73 DE [ACS] . .</text:p>
            </text:list-item>
            <text:list-item>
              <text:p text:style-name="P11">. .</text:p>
            </text:list-item>
          </text:list>
        </text:list-item>
        <text:list-item>
          <text:p text:style-name="P12">(Exchange where Activator copies only part of the Hunter callsign)</text:p>
          <text:list text:continue-numbering="true">
            <text:list-item>
              <text:p text:style-name="P13">CQ CQ POTA DE [ACS] [ACS]</text:p>
            </text:list-item>
            <text:list-item>
              <text:p text:style-name="P14">[HCS]</text:p>
            </text:list-item>
            <text:list-item>
              <text:p text:style-name="P15">[Partial HCS] ?</text:p>
            </text:list-item>
            <text:list-item>
              <text:p text:style-name="P16">DE [HCS] [HCS] BK</text:p>
            </text:list-item>
            <text:list-item>
              <text:p text:style-name="P17">BK [HCS] TU ES [Greeting] UR 5NN 5NN BK</text:p>
            </text:list-item>
            <text:list-item>
              <text:p text:style-name="P18">BK R R TU UR 579 57N [HS] [HS] BK</text:p>
            </text:list-item>
            <text:list-item>
              <text:p text:style-name="P19">BK TU [HS] ES 73 DE [ACS] . .</text:p>
            </text:list-item>
            <text:list-item>
              <text:p text:style-name="P20">. .</text:p>
            </text:list-item>
          </text:list>
        </text:list-item>
        <text:list-item>
          <text:p text:style-name="P21">(Alternative Exchange)</text:p>
          <text:list text:continue-numbering="true">
            <text:list-item>
              <text:p text:style-name="P22">CQ CQ POTA DE [ACS] [ACS]</text:p>
            </text:list-item>
            <text:list-item>
              <text:p text:style-name="P23">[HCS]</text:p>
            </text:list-item>
            <text:list-item>
              <text:p text:style-name="P24">[HCS] DE [ACS] TU ES GM [HN] UR 57N 57N BK</text:p>
            </text:list-item>
            <text:list-item>
              <text:p text:style-name="P25">BK TU [AN] UR 43N 43N [HS] [HS] BK</text:p>
            </text:list-item>
            <text:list-item>
              <text:p text:style-name="P26">BK TU [HS] 73 . .</text:p>
            </text:list-item>
            <text:list-item>
              <text:p text:style-name="P27">73 GL . .</text:p>
            </text:list-item>
          </text:list>
        </text:list-item>
        <text:list-item>
          <text:p text:style-name="P28"><text:s/></text:p>
          <text:list text:continue-numbering="true">
            <text:list-item>
              <text:p text:style-name="P29">CQ CQ POTA DE [ACS] [ACS]</text:p>
            </text:list-item>
            <text:list-item>
              <text:p text:style-name="P30">[HCS]</text:p>
            </text:list-item>
            <text:list-item>
              <text:p text:style-name="P31">[HCS] TU [Greeting] UR 53N 53N BK</text:p>
            </text:list-item>
            <text:list-item>
              <text:p text:style-name="P32">BK R R TU UR 33N 33N [HS] [HS] BK</text:p>
            </text:list-item>
            <text:list-item>
              <text:p text:style-name="P33">BK TU [HS] 73 DE [ACS] . .</text:p>
            </text:list-item>
            <text:list-item>
              <text:p text:style-name="P34">..</text:p>
            </text:list-item>
          </text:list>
        </text:list-item>
        <text:list-item>
          <text:p text:style-name="P35"><text:s/></text:p>
          <text:list text:continue-numbering="true">
            <text:list-item>
              <text:p text:style-name="P36">CQ CQ POTA DE [ACS] [ACS]</text:p>
            </text:list-item>
            <text:list-item>
              <text:p text:style-name="P37">[HCS]</text:p>
            </text:list-item>
            <text:list-item>
              <text:p text:style-name="P38">[HCS] TU [Greeting] UR 55N 55N BK</text:p>
            </text:list-item>
            <text:list-item>
              <text:p text:style-name="P39">BK R R TU ES [Greeting] UR 57N 57N [HS] [HS]</text:p>
            </text:list-item>
            <text:list-item>
              <text:p text:style-name="P40">BK TU [HS] 73 DE [ACS] . .</text:p>
            </text:list-item>
            <text:list-item>
              <text:p text:style-name="P41">. .</text:p>
            </text:list-item>
          </text:list>
        </text:list-item>
        <text:list-item>
          <text:p text:style-name="P42">(Minimalist exchange)</text:p>
          <text:list text:continue-numbering="true">
            <text:list-item>
              <text:p text:style-name="P43">CQ CQ POTA DE [ACS] [ACS]</text:p>
            </text:list-item>
            <text:list-item>
              <text:p text:style-name="P44">[HCS]</text:p>
            </text:list-item>
            <text:list-item>
              <text:p text:style-name="P45">[HCS] TU UR 55N 55N BK</text:p>
            </text:list-item>
            <text:list-item>
              <text:p text:style-name="P46">BK R R TU UR 57N 57N [HS] [HS]</text:p>
            </text:list-item>
            <text:list-item>
              <text:p text:style-name="P47">BK TU [HS] 73 DE [ACS] . .</text:p>
            </text:list-item>
            <text:list-item>
              <text:p text:style-name="P48">. .</text:p>
            </text:list-item>
          </text:list>
        </text:list-item>
      </text:list>
      <text:p text:style-name="P49"/>
      <text:list text:style-name="LFO1" text:continue-numbering="true">
        <text:list-item>
          <text:p text:style-name="P50">(Activator ends previous QSO with QRZ)</text:p>
          <text:list text:continue-numbering="true">
            <text:list-item>
              <text:p text:style-name="P51">BK TU ES 73 DE [ACS] QRZ?</text:p>
            </text:list-item>
            <text:list-item>
              <text:p text:style-name="P52">[HCS]</text:p>
            </text:list-item>
            <text:list-item>
              <text:p text:style-name="P53">[HCS] TU [Greeting] UR 55N 55N BK</text:p>
            </text:list-item>
            <text:list-item>
              <text:p text:style-name="P54">BK R R TU UR 55N 55N [HS] [HS]</text:p>
            </text:list-item>
            <text:list-item>
              <text:p text:style-name="P55">BK TU [HS] 73 DE [ACS] . .</text:p>
            </text:list-item>
            <text:list-item>
              <text:p text:style-name="P56">..</text:p>
            </text:list-item>
          </text:list>
        </text:list-item>
        <text:list-item>
          <text:p text:style-name="P57">(Contact from a faint station or QSB or QRM)</text:p>
          <text:list text:continue-numbering="true">
            <text:list-item>
              <text:p text:style-name="P58">CQ CQ POTA DE [ACS] [ACS]</text:p>
            </text:list-item>
            <text:list-item>
              <text:p text:style-name="P59">[HCS]</text:p>
            </text:list-item>
            <text:list-item>
              <text:p text:style-name="P60">AGN?</text:p>
            </text:list-item>
            <text:list-item>
              <text:p text:style-name="P61">[HCS] [HCS] BK</text:p>
            </text:list-item>
            <text:list-item>
              <text:p text:style-name="P62">AGN AGN?</text:p>
            </text:list-item>
            <text:list-item>
              <text:p text:style-name="P63">[HCS] [HCS] [HCS] BK</text:p>
            </text:list-item>
            <text:list-item>
              <text:p text:style-name="P64">BK R R [HCS] TU [Greeting] UR 22N 22N BK</text:p>
            </text:list-item>
            <text:list-item>
              <text:p text:style-name="P65">BK TU UR 55N 55N 55N [HS] [HS] [HS] 73 BK</text:p>
            </text:list-item>
            <text:list-item>
              <text:p text:style-name="P66">BK QSL QSL TU [HS] 73 DE [ACS] . .</text:p>
            </text:list-item>
            <text:list-item>
              <text:p text:style-name="P67">. .</text:p>
            </text:list-item>
          </text:list>
        </text:list-item>
        <text:list-item>
          <text:p text:style-name="P68">(Park to Park)</text:p>
          <text:list text:continue-numbering="true">
            <text:list-item>
              <text:p text:style-name="P69">CQ CQ POTA DE [ACS] [ACS]</text:p>
            </text:list-item>
            <text:list-item>
              <text:p text:style-name="P70">P2P</text:p>
            </text:list-item>
            <text:list-item>
              <text:p text:style-name="P71">P2P BK</text:p>
            </text:list-item>
            <text:list-item>
              <text:p text:style-name="P72">BK [HCS] [HCS] P2P BK</text:p>
            </text:list-item>
            <text:list-item>
              <text:p text:style-name="P73">[HCS] TU P2P UR 57N 57N IN [AP#] [AP#] BK</text:p>
            </text:list-item>
            <text:list-item>
              <text:p text:style-name="P74">BK R R TU TU UR 579 57N IN [HP#] [HP#] BK</text:p>
            </text:list-item>
            <text:list-item>
              <text:p text:style-name="P75">BK QSL QSL TU P2P ES 73 DE [ACS] . .</text:p>
            </text:list-item>
            <text:list-item>
              <text:p text:style-name="P76">BK TU P2P 73 . .</text:p>
            </text:list-item>
          </text:list>
        </text:list-item>
        <text:list-item>
          <text:p text:style-name="P77">(QSO with familiar operators, or both using computer log with lookup)</text:p>
          <text:list text:continue-numbering="true">
            <text:list-item>
              <text:p text:style-name="P78">CQ CQ POTA DE [ACS] [ACS]</text:p>
            </text:list-item>
            <text:list-item>
              <text:p text:style-name="P79">[HCS]</text:p>
            </text:list-item>
            <text:list-item>
              <text:p text:style-name="P80">[HCS] TU [HN] ES [Greeting] UR 55N 55N [AS] [AS] BK</text:p>
            </text:list-item>
            <text:list-item>
              <text:p text:style-name="P81">BK R R TU [AN] UR 57N 57N [HS] [HS] BK</text:p>
            </text:list-item>
            <text:list-item>
              <text:p text:style-name="P82">BK TU TU OM 73 DE [ACS] . .</text:p>
            </text:list-item>
            <text:list-item>
              <text:p text:style-name="P83">73 . .</text:p>
            </text:list-item>
          </text:list>
        </text:list-item>
        <text:list-item>
          <text:p text:style-name="P84">(Contact immediately following previous closing)</text:p>
          <text:list text:continue-numbering="true">
            <text:list-item>
              <text:p text:style-name="P85">BK TU 73 DE [ACS] . .</text:p>
            </text:list-item>
            <text:list-item>
              <text:p text:style-name="P86">. .</text:p>
            </text:list-item>
            <text:list-item>
              <text:p text:style-name="P87">[HCS]</text:p>
            </text:list-item>
            <text:list-item>
              <text:p text:style-name="P88">[HCS] TU [Greeting] UR 55N 55N BK</text:p>
            </text:list-item>
            <text:list-item>
              <text:p text:style-name="P89">BK R R TU UR 57N 57N [HS] [HS] BK</text:p>
            </text:list-item>
            <text:list-item>
              <text:p text:style-name="P90">BK TU [HS] 73 DE [ACS] . .</text:p>
            </text:list-item>
            <text:list-item>
              <text:p text:style-name="P91">..</text:p>
            </text:list-item>
          </text:list>
        </text:list-item>
        <text:list-item>
          <text:p text:style-name="P92"><text:s/>(TU closing)</text:p>
          <text:list text:continue-numbering="true">
            <text:list-item>
              <text:p text:style-name="P93">CQ CQ POTA DE [ACS] [ACS]</text:p>
            </text:list-item>
            <text:list-item>
              <text:p text:style-name="P94">[HCS]</text:p>
            </text:list-item>
            <text:list-item>
              <text:p text:style-name="P95">[Incorrect HCS] TU [Greeting] UR 52N 52N BK</text:p>
            </text:list-item>
            <text:list-item>
              <text:p text:style-name="P96">BK DE [HCS] [HCS] TU UR 57N 57N [HS] [HS] DE [HCS] BK</text:p>
            </text:list-item>
            <text:list-item>
              <text:p text:style-name="P97">BK R R [HCS] TU [HS] ES 73 DE [ACS] . .</text:p>
            </text:list-item>
            <text:list-item>
              <text:p text:style-name="P98">TU . .</text:p>
            </text:list-item>
          </text:list>
        </text:list-item>
        <text:list-item>
          <text:p text:style-name="P99"><text:s/>(Good Luck closing)</text:p>
          <text:list text:continue-numbering="true">
            <text:list-item>
              <text:p text:style-name="P100">CQ CQ POTA DE [ACS] [ACS]</text:p>
            </text:list-item>
            <text:list-item>
              <text:p text:style-name="P101">[HCS]</text:p>
            </text:list-item>
            <text:list-item>
              <text:p text:style-name="P102">[HCS] TU [Greeting] UR 55N 55N BK</text:p>
            </text:list-item>
            <text:list-item>
              <text:p text:style-name="P103">BK R R TU UR 57N 57N [HS] [HS] BK</text:p>
            </text:list-item>
            <text:list-item>
              <text:p text:style-name="P104">BK TU [HS] 73 DE [ACS] . .</text:p>
            </text:list-item>
            <text:list-item>
              <text:p text:style-name="P105">73 GL . .</text:p>
            </text:list-item>
          </text:list>
        </text:list-item>
        <text:list-item>
          <text:p text:style-name="P106">(Activator uncertain of Hunter Call Sign)</text:p>
          <text:list text:continue-numbering="true">
            <text:list-item>
              <text:p text:style-name="P107">CQ CQ POTA DE [ACS] [ACS]</text:p>
            </text:list-item>
            <text:list-item>
              <text:p text:style-name="P108">[HCS]</text:p>
            </text:list-item>
            <text:list-item>
              <text:p text:style-name="P109">[HCS]?</text:p>
            </text:list-item>
            <text:list-item>
              <text:p text:style-name="P110">R R R</text:p>
            </text:list-item>
            <text:list-item>
              <text:p text:style-name="P111">[HCS] TU [Greeting] UR 55N 55N BK</text:p>
            </text:list-item>
            <text:list-item>
              <text:p text:style-name="P112">BK R R TU UR 57N 57N [HS] [HS] BK</text:p>
            </text:list-item>
            <text:list-item>
              <text:p text:style-name="P113">BK TU [HS] 73 DE [ACS] . .</text:p>
            </text:list-item>
            <text:list-item>
              <text:p text:style-name="P114">. .</text:p>
            </text:list-item>
          </text:list>
        </text:list-item>
        <text:list-item>
          <text:p text:style-name="P115">(P2P Exchange)</text:p>
          <text:list text:continue-numbering="true">
            <text:list-item>
              <text:p text:style-name="P116">CQ CQ POTA DE [ACS] [ACS]</text:p>
            </text:list-item>
            <text:list-item>
              <text:p text:style-name="P117">[HCS]</text:p>
            </text:list-item>
            <text:list-item>
              <text:p text:style-name="P118">[HCS] TU [Greeting] UR 5NN 5NN BK</text:p>
            </text:list-item>
            <text:list-item>
              <text:p text:style-name="P119">BK TU P2P P2P UR 55N 55N IN [HP#] [HP#] BK</text:p>
            </text:list-item>
            <text:list-item>
              <text:p text:style-name="P120">BK R R TU MY PARK [AP#] [AP#] BK</text:p>
            </text:list-item>
            <text:list-item>
              <text:p text:style-name="P121">AGN AGN?</text:p>
            </text:list-item>
            <text:list-item>
              <text:p text:style-name="P122">[AP#] [AP#] BK</text:p>
            </text:list-item>
            <text:list-item>
              <text:p text:style-name="P123">BK QSL QSL TU P2P 73 BK</text:p>
            </text:list-item>
            <text:list-item>
              <text:p text:style-name="P124">BK TU TU P2P 73 DE [ACS] . .</text:p>
            </text:list-item>
            <text:list-item>
              <text:p text:style-name="P125">. .</text:p>
            </text:list-item>
          </text:list>
        </text:list-item>
        <text:list-item>
          <text:p text:style-name="P126">(Exchange with heavy QSB)</text:p>
          <text:list text:continue-numbering="true">
            <text:list-item>
              <text:p text:style-name="P127">CQ CQ POTA DE [ACS] [ACS]</text:p>
            </text:list-item>
            <text:list-item>
              <text:p text:style-name="P128">[HCS]</text:p>
            </text:list-item>
            <text:list-item>
              <text:p text:style-name="P129">[HCS] TU [Greeting] UR 55N 55N BK</text:p>
            </text:list-item>
            <text:list-item>
              <text:p text:style-name="P130">[Nothing]</text:p>
            </text:list-item>
            <text:list-item>
              <text:p text:style-name="P131">[HCS] UR 55N 55N BK</text:p>
            </text:list-item>
            <text:list-item>
              <text:p text:style-name="P132">[Nothing]</text:p>
            </text:list-item>
            <text:list-item>
              <text:p text:style-name="P133">[HCS] 55N 55N BK</text:p>
            </text:list-item>
            <text:list-item>
              <text:p text:style-name="P134">BK R R DE [HCS] QSB QSB UR 53N 53N [HS] [HS] <text:s/>BK</text:p>
            </text:list-item>
            <text:list-item>
              <text:p text:style-name="P135">BK TU 73 . .</text:p>
            </text:list-item>
            <text:list-item>
              <text:p text:style-name="P136">. .</text:p>
            </text:list-item>
          </text:list>
        </text:list-item>
        <text:list-item>
          <text:p text:style-name="P137">(No exchange due to QSB)</text:p>
          <text:list text:continue-numbering="true">
            <text:list-item>
              <text:p text:style-name="P138">CQ CQ POTA DE [ACS] [ACS]</text:p>
            </text:list-item>
            <text:list-item>
              <text:p text:style-name="P139">[HCS]</text:p>
            </text:list-item>
            <text:list-item>
              <text:p text:style-name="P140">[HCS] TU [Greeting] UR 55N 55N BK</text:p>
            </text:list-item>
            <text:list-item>
              <text:p text:style-name="P141">[Nothing]</text:p>
            </text:list-item>
            <text:list-item>
              <text:p text:style-name="P142">[HCS] UR 55N 55N BK</text:p>
            </text:list-item>
            <text:list-item>
              <text:p text:style-name="P143">[Nothing]</text:p>
            </text:list-item>
            <text:list-item>
              <text:p text:style-name="P144">[HCS] 55N 55N BK</text:p>
            </text:list-item>
            <text:list-item>
              <text:p text:style-name="P145">[Nothing]</text:p>
            </text:list-item>
            <text:list-item>
              <text:p text:style-name="P146">[HCS] 55N 55N BK</text:p>
            </text:list-item>
            <text:list-item>
              <text:p text:style-name="P147">[Nothing]</text:p>
            </text:list-item>
            <text:list-item>
              <text:p text:style-name="P148">[HCS]?</text:p>
            </text:list-item>
            <text:list-item>
              <text:p text:style-name="P149">[Nothing]</text:p>
            </text:list-item>
            <text:list-item>
              <text:p text:style-name="P150">[HCS]?</text:p>
            </text:list-item>
            <text:list-item>
              <text:p text:style-name="P151">[Nothing]</text:p>
            </text:list-item>
            <text:list-item>
              <text:p text:style-name="P152">NIL NIL CQ CQ POTA DE [ACS] [ACS]</text:p>
            </text:list-item>
          </text:list>
        </text:list-item>
        <text:list-item>
          <text:p text:style-name="P153">(Band change)</text:p>
          <text:list text:continue-numbering="true">
            <text:list-item>
              <text:p text:style-name="P154">QSY QSY 40M DE [ACS] QSY 40M</text:p>
            </text:list-item>
          </text:list>
        </text:list-item>
        <text:list-item>
          <text:p text:style-name="P155">(QRT with final caller)</text:p>
          <text:list text:continue-numbering="true">
            <text:list-item>
              <text:p text:style-name="P156">QRT QRT DE [ACS] QRT 73 TU . .</text:p>
            </text:list-item>
            <text:list-item>
              <text:p text:style-name="P157">[HCS]</text:p>
            </text:list-item>
            <text:list-item>
              <text:p text:style-name="P158">[HCS] TU UR 5NN 5NN BK</text:p>
            </text:list-item>
            <text:list-item>
              <text:p text:style-name="P159">BK TU TU UR 589 58N [HS] [HS] BK</text:p>
            </text:list-item>
            <text:list-item>
              <text:p text:style-name="P160">BK TU [HS] 73 DE [ACS] . .</text:p>
            </text:list-item>
            <text:list-item>
              <text:p text:style-name="P161">. .</text:p>
            </text:list-item>
            <text:list-item>
              <text:p text:style-name="P162">QRT QRT DE [ACS] QRT 73 TU . .</text:p>
            </text:list-item>
            <text:list-item>
              <text:p text:style-name="P163">[Nothing]</text:p>
            </text:list-item>
            <text:list-item>
              <text:p text:style-name="P164">[Shut Down]</text:p>
            </text:list-item>
          </text:list>
        </text:list-item>
        <text:list-item>
          <text:p text:style-name="P165">(Immediate QRT for lightning, rain, or other immediate end of activation)</text:p>
          <text:list text:continue-numbering="true">
            <text:list-item>
              <text:p text:style-name="P166">QRT QRT DE [ACS]</text:p>
            </text:list-item>
            <text:list-item>
              <text:p text:style-name="P167">[Shut Down]</text:p>
            </text:list-item>
          </text:list>
        </text:list-item>
        <text:list-item>
          <text:p text:style-name="P168">(Start of Operation)</text:p>
          <text:list text:continue-numbering="true">
            <text:list-item>
              <text:p text:style-name="P169">[Nothing]</text:p>
            </text:list-item>
            <text:list-item>
              <text:p text:style-name="P170">QRL?</text:p>
            </text:list-item>
            <text:list-item>
              <text:p text:style-name="P171">[Nothing]</text:p>
            </text:list-item>
            <text:list-item>
              <text:p text:style-name="P172">QRL? DE [ACS]</text:p>
            </text:list-item>
            <text:list-item>
              <text:p text:style-name="P173">[Nothing]</text:p>
            </text:list-item>
            <text:list-item>
              <text:p text:style-name="P174">CQ CQ POTA DE [ACS] [ACS]</text:p>
            </text:list-item>
            <text:list-item>
              <text:p text:style-name="P175">[Nothing]</text:p>
            </text:list-item>
            <text:list-item>
              <text:p text:style-name="P176">CQ CQ POTA DE [ACS] [ACS]</text:p>
            </text:list-item>
          </text:list>
        </text:list-item>
        <text:list-item>
          <text:p text:style-name="P177">(Exchange with Park Number)</text:p>
          <text:list text:continue-numbering="true">
            <text:list-item>
              <text:p text:style-name="P178">CQ CQ POTA DE [ACS] [ACS]</text:p>
            </text:list-item>
            <text:list-item>
              <text:p text:style-name="P179">[HCS]</text:p>
            </text:list-item>
            <text:list-item>
              <text:p text:style-name="P180">[HCS] TU ES [Greeting] UR 55N 55N IN [AP#] BK</text:p>
            </text:list-item>
            <text:list-item>
              <text:p text:style-name="P181">BK R R TU UR 57N 57N [HS] [HS] BK</text:p>
            </text:list-item>
            <text:list-item>
              <text:p text:style-name="P182">BK TU [HS] ES 73 DE [ACS] . .</text:p>
            </text:list-item>
            <text:list-item>
              <text:p text:style-name="P183">73 TU . .</text:p>
            </text:list-item>
          </text:list>
        </text:list-item>
        <text:list-item>
          <text:p text:style-name="P184">(Exchange with request for park number)</text:p>
          <text:list text:continue-numbering="true">
            <text:list-item>
              <text:p text:style-name="P185">CQ CQ POTA DE [ACS] [ACS]</text:p>
            </text:list-item>
            <text:list-item>
              <text:p text:style-name="P186">[HCS]</text:p>
            </text:list-item>
            <text:list-item>
              <text:p text:style-name="P187">[HCS] TU ES [Greeting] UR 55N 55N BK</text:p>
            </text:list-item>
            <text:list-item>
              <text:p text:style-name="P188">BK QTH? QTH? BK</text:p>
            </text:list-item>
            <text:list-item>
              <text:p text:style-name="P189">BK [AP#] [AP#] BK</text:p>
            </text:list-item>
            <text:list-item>
              <text:p text:style-name="P190">BK QSL QSL TU UR 57N 57N [HS] [HS] BK</text:p>
            </text:list-item>
            <text:list-item>
              <text:p text:style-name="P191">BK TU [HS] ES 73 DE [ACS] . .</text:p>
            </text:list-item>
            <text:list-item>
              <text:p text:style-name="P192">. .</text:p>
            </text:list-item>
          </text:list>
        </text:list-item>
      </text:list>
      <text:p text:style-name="P193"/>
      <text:p text:style-name="P194"/>
      <text:p text:style-name="P195"/>
      <text:p text:style-name="Standard"><text:span text:style-name="T196"><text:tab/></text:span><text:span text:style-name="T197"><text:tab/></text:span><text:span text:style-name="T198">TABLE OF ABBREVIATIONS</text:span></text:p>
      <text:p text:style-name="P199">[ACS]<text:tab/><text:tab/>Activator Call Sign</text:p>
      <text:p text:style-name="P200">[AP#]<text:tab/><text:tab/>Activator Park Number</text:p>
      <text:p text:style-name="P201">[AS]<text:tab/><text:tab/>Activator State</text:p>
      <text:p text:style-name="P202">[AN]<text:tab/><text:tab/>Activator Name</text:p>
      <text:p text:style-name="P203">[HCS]<text:tab/><text:tab/>Hunter Call Sign</text:p>
      <text:p text:style-name="P204">[HS]<text:tab/><text:tab/>Hunter State</text:p>
      <text:p text:style-name="P205">[HP#]<text:tab/><text:tab/>Hunter Park Number</text:p>
      <text:p text:style-name="P206">[HN]<text:tab/><text:tab/>Hunter Name</text:p>
      <text:p text:style-name="P207">[Greeting]<text:tab/>GM, GA, GE depending on time of day</text:p>
      <text:p text:style-name="P208">[Nothing]<text:tab/>No response, dead air</text:p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Vrinda" svg:font-family="Vrinda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Vrind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prefix="POTA QSO #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rian Manley</meta:initial-creator>
    <dc:creator>Kurt Zoglmann</dc:creator>
    <meta:creation-date>2024-01-21T04:41:00Z</meta:creation-date>
    <dc:date>2024-01-21T04:41:00Z</dc:date>
    <meta:print-date>2023-07-04T15:28:00Z</meta:print-date>
    <meta:template xlink:href="Normal.dotm" xlink:type="simple"/>
    <meta:editing-cycles>2</meta:editing-cycles>
    <meta:editing-duration>PT60S</meta:editing-duration>
    <meta:document-statistic meta:page-count="5" meta:paragraph-count="8" meta:word-count="662" meta:character-count="4428" meta:row-count="31" meta:non-whitespace-character-count="3774"/>
  </office:meta>
</office:document-meta>
</file>